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art 3: Ethics &amp; Optimization (10%)</text:span></text:h>
      <text:h text:style-name="Heading_20_2" text:outline-level="2">1. Ethical Considerations</text:h>
      <text:p text:style-name="Text_20_body">In my MNIST model, I recognize potential biases that could affect performance. For example, the dataset primarily contains Western-style handwritten digits. This could mean that my model may perform poorly on digits written in different styles or from non-Western backgrounds. Similarly, if I were working with an Amazon Reviews sentiment model, I could face biases from unbalanced datasets — for instance, if certain products, regions, or user groups are overrepresented in positive or negative reviews. My model could then unfairly favor these groups.</text:p>
      <text:p text:style-name="Text_20_body">To address such biases, I could use <text:span text:style-name="Strong_20_Emphasis">TensorFlow Fairness Indicators</text:span> to evaluate performance across different subgroups, ensuring that my model’s predictions remain consistent and fair. Additionally, I can leverage <text:span text:style-name="Strong_20_Emphasis">spaCy’s rule-based systems</text:span> to preprocess text data by normalizing it and filtering out demographic identifiers. This ensures that my model learns from the content itself rather than any identity-related cues, improving fairness and ethical reliability.</text:p>
      <text:p text:style-name="Horizontal_20_Line"/>
      <text:h text:style-name="Heading_20_2" text:outline-level="2">2. Troubleshooting Challenge</text:h>
      <text:p text:style-name="Text_20_body">While working on my CNN model for MNIST, I encountered some buggy code:</text:p>
      <text:p text:style-name="Standard"># Buggy CNN model</text:p>
      <text:p text:style-name="Standard">model = tf.keras.Sequential([</text:p>
      <text:p text:style-name="Standard"><text:s text:c="4"/>tf.keras.layers.Flatten(input_shape=(28,28)),</text:p>
      <text:p text:style-name="Standard"><text:s text:c="4"/>tf.keras.layers.Dense(128, activation='relu'),</text:p>
      <text:p text:style-name="Standard"><text:s text:c="4"/>tf.keras.layers.Dense(5) <text:s text:c="2"/># ❌ Wrong number of output classes</text:p>
      <text:p text:style-name="Standard">])</text:p>
      <text:p text:style-name="Standard"/>
      <text:p text:style-name="Standard">model.compile(optimizer='adam',</text:p>
      <text:p text:style-name="Standard"><text:s text:c="14"/>loss='categorical_crossentropy', <text:s text:c="2"/># ❌ Incorrect for integer labels</text:p>
      <text:p text:style-name="Standard"><text:s text:c="14"/>metrics=['accuracy'])</text:p>
      <text:p text:style-name="Standard"/>
      <text:p text:style-name="Standard">model.fit(x_train, y_train, epochs=5)</text:p>
      <text:p text:style-name="Standard"/>
      <text:p text:style-name="Standard"/>
      <text:p text:style-name="Standard"/>
      <text:p text:style-name="Standard">I debugged the code as follows:</text:p>
      <text:p text:style-name="Standard"/>
      <text:p text:style-name="Standard"><text:s text:c="4"/>I corrected the output layer to 10 neurons because MNIST has 10 classes (digits 0–9).</text:p>
      <text:p text:style-name="Standard"/>
      <text:p text:style-name="Standard"><text:s text:c="4"/>I changed the loss function to sparse_categorical_crossentropy to match integer labels.</text:p>
      <text:p text:style-name="Standard"/>
      <text:p text:style-name="Standard">Here is my fixed version:</text:p>
      <text:p text:style-name="Standard"/>
      <text:p text:style-name="Standard"><text:soft-page-break/># Corrected CNN Model</text:p>
      <text:p text:style-name="Standard">model = tf.keras.Sequential([</text:p>
      <text:p text:style-name="Standard"><text:s text:c="4"/>tf.keras.layers.Flatten(input_shape=(28,28)),</text:p>
      <text:p text:style-name="Standard"><text:s text:c="4"/>tf.keras.layers.Dense(128, activation='relu'),</text:p>
      <text:p text:style-name="Standard"><text:s text:c="4"/>tf.keras.layers.Dense(10, activation='softmax') <text:s/># ✅ Corrected output</text:p>
      <text:p text:style-name="Standard">])</text:p>
      <text:p text:style-name="Standard"/>
      <text:p text:style-name="Standard">model.compile(optimizer='adam',</text:p>
      <text:p text:style-name="Standard"><text:s text:c="14"/>loss='sparse_categorical_crossentropy', <text:s/># ✅ Correct loss</text:p>
      <text:p text:style-name="Standard"><text:s text:c="14"/>metrics=['accuracy'])</text:p>
      <text:p text:style-name="Standard"/>
      <text:p text:style-name="Standard">model.fit(x_train, y_train, epochs=5, validation_data=(x_test, y_test))</text:p>
      <text:p text:style-name="Standard"/>
      <text:p text:style-name="Standard">By addressing these issues, I ensured that my model trains correctly and fairly. Using tools like TensorFlow Fairness Indicators and spaCy also helps me maintain ethical standards while optimizing performa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4:46:33.541576925</meta:creation-date>
    <dc:date>2025-10-19T14:48:38.278356391</dc:date>
    <meta:editing-duration>PT2M6S</meta:editing-duration>
    <meta:editing-cycles>1</meta:editing-cycles>
    <meta:document-statistic meta:table-count="0" meta:image-count="0" meta:object-count="0" meta:page-count="2" meta:paragraph-count="31" meta:word-count="299" meta:character-count="2450" meta:non-whitespace-character-count="2088"/>
    <meta:generator>LibreOffice/25.2.6.2$Linux_X86_64 LibreOffice_project/520$Build-2</meta:generator>
  </office:meta>
</office:document-meta>
</file>